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StarSymbol" svg:font-family="Star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</office:font-face-decls>
  <office:automatic-styles>
    <style:style style:name="P1" style:family="paragraph" style:parent-style-name="R_3d_1.5_20_I_3d_1_20_Just.">
      <style:paragraph-properties fo:margin-left="0cm" fo:margin-right="0cm" fo:margin-top="0cm" fo:margin-bottom="0cm" fo:line-height="100%" fo:text-align="justify" style:justify-single-word="false" fo:text-indent="0.979cm" style:auto-text-indent="false"/>
      <style:text-properties style:font-name="Tahoma1" fo:font-size="10.5pt" fo:font-weight="normal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.979cm" style:auto-text-indent="false"/>
      <style:text-properties style:font-name="Tahoma1" fo:font-size="10.5pt" fo:font-style="normal" style:font-size-asian="10.5pt" style:font-style-asian="normal" style:font-size-complex="10.5pt" style:font-style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979cm" style:auto-text-indent="false"/>
      <style:text-properties style:font-name="Tahoma1" fo:font-size="10.5pt" style:font-size-asian="10.5pt" style:font-size-complex="10.5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ahoma1" fo:font-size="10.5pt" style:font-size-asian="10.5pt" style:font-size-complex="10.5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.5pt" style:font-size-asian="10.5pt" style:font-size-complex="10.5pt"/>
    </style:style>
    <style:style style:name="P6" style:family="paragraph" style:parent-style-name="Standard">
      <style:text-properties style:font-name="Tahoma1" fo:font-size="10.5pt" style:font-size-asian="10.5pt" style:font-size-complex="10.5pt"/>
    </style:style>
    <style:style style:name="P7" style:family="paragraph" style:parent-style-name="Standard">
      <style:paragraph-properties fo:text-align="end" style:justify-single-word="false"/>
      <style:text-properties style:font-name="Tahoma1" fo:font-size="10.5pt" style:font-size-asian="10.5pt" style:font-size-complex="10.5pt"/>
    </style:style>
    <style:style style:name="P8" style:family="paragraph" style:parent-style-name="Standard">
      <style:paragraph-properties fo:line-height="200%" fo:text-align="center" style:justify-single-word="false"/>
      <style:text-properties style:font-name="Tahoma1"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line-height="200%" fo:text-align="end" style:justify-single-word="false"/>
      <style:text-properties style:font-name="Tahoma1"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Tahoma1" fo:font-size="20pt" style:font-size-asian="20pt" style:font-size-complex="20pt"/>
    </style:style>
    <style:style style:name="P11" style:family="paragraph" style:parent-style-name="Standard">
      <style:paragraph-properties fo:text-align="center" style:justify-single-word="false"/>
      <style:text-properties fo:font-variant="small-caps" style:font-name="Tahoma1" fo:font-size="10.5pt" fo:font-weight="bold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end" style:justify-single-word="false" fo:break-before="page"/>
      <style:text-properties style:font-name="Tahoma1" fo:font-size="10.5pt" style:font-size-asian="10.5pt" style:font-size-complex="10.5pt"/>
    </style:style>
    <style:style style:name="P13" style:family="paragraph" style:parent-style-name="R_3d_1.5_20_I_3d_1_20_Just.">
      <style:paragraph-properties fo:margin-left="0cm" fo:margin-right="0cm" fo:margin-top="0cm" fo:margin-bottom="0cm" fo:line-height="100%" fo:text-align="justify" style:justify-single-word="false" fo:text-indent="0.979cm" style:auto-text-indent="false"/>
      <style:text-properties style:font-name="Tahoma1" fo:font-size="10.5pt" fo:font-weight="normal" style:font-size-asian="10.5pt" style:font-weight-asian="normal" style:font-size-complex="10.5pt" style:font-weight-complex="normal"/>
    </style:style>
    <style:style style:name="P14" style:family="paragraph" style:parent-style-name="Standard" style:master-page-name="Standard">
      <style:paragraph-properties fo:text-align="end" style:justify-single-word="false" style:page-number="auto" fo:break-before="page"/>
      <style:text-properties style:font-name="Tahoma1" fo:font-size="10.5pt" style:font-size-asian="10.5pt" style:font-size-complex="10.5pt"/>
    </style:style>
    <style:style style:name="P15" style:family="paragraph" style:parent-style-name="Standard">
      <style:paragraph-properties fo:text-align="end" style:justify-single-word="false"/>
      <style:text-properties style:font-name="Tahoma1" fo:font-size="10.5pt" fo:background-color="transparent" style:font-size-asian="10.5pt" style:font-size-complex="10.5pt"/>
    </style:style>
    <style:style style:name="P16" style:family="paragraph" style:parent-style-name="Standard">
      <style:paragraph-properties fo:text-align="end" style:justify-single-word="false"/>
      <style:text-properties style:font-name="Tahoma1" fo:font-size="10.5pt" fo:font-weight="normal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date_seance"/>
        <text:user-field-decl office:value-type="string" office:string-value="service WD" text:name="service_emetteur"/>
        <text:user-field-decl office:value-type="string" office:string-value="prénom" text:name="prenom_rapporteur"/>
        <text:user-field-decl office:value-type="string" office:string-value="nom" text:name="nom_rapporteur"/>
        <text:user-field-decl office:value-type="string" office:string-value="libellé" text:name="objet_projet"/>
        <text:user-field-decl office:value-type="string" office:string-value="titre" text:name="titre_rapporteur"/>
        <text:user-field-decl office:value-type="string" office:string-value="texte de délibération" text:name="texte_deliberation"/>
        <text:user-field-decl office:value-type="string" office:string-value="M" text:name="salutation_rapporteur"/>
        <text:user-field-decl office:value-type="string" office:string-value="texte de projet" text:name="texte_projet"/>
        <text:user-field-decl office:value-type="string" office:string-value="type" text:name="type_seance"/>
        <text:user-field-decl office:value-type="string" office:string-value="type" text:name="type_seances"/>
        <text:user-field-decl office:value-type="float" office:value="0" text:name="date_seances"/>
        <text:user-field-decl office:value-type="string" office:string-value="nb" text:name="nombre_annexe"/>
        <text:user-field-decl office:value-type="string" office:string-value="titre" text:name="titre_annexe"/>
        <text:user-field-decl office:value-type="string" office:string-value="fichier" text:name="fichier"/>
      </text:user-field-decls>
      <text:p text:style-name="P1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Liste de projets issus de la recherche</text:p>
      <text:p text:style-name="P8">le <text:date style:data-style-name="N76" text:date-value="2013-06-14T16:56:39.16">14 juin 2013</text:date></text:p>
      <text:p text:style-name="P9"/>
      <text:p text:style-name="P10"/>
      <text:section text:style-name="Sect1" text:name="Projets">
        <text:p text:style-name="Standard"/>
        <text:p text:style-name="P17"><text:user-field-get text:name="type_seance">type</text:user-field-get> du <text:user-field-get style:data-style-name="N76" text:name="date_seance">30 décembre 1899</text:user-field-get></text:p>
        <text:p text:style-name="Standard"/>
        <text:p text:style-name="Standard"><text:user-field-get text:name="objet_projet">libellé</text:user-field-get></text:p>
        <text:p text:style-name="Standard"/>
        <text:p text:style-name="Standard">Rapporteur : <text:user-field-get text:name="prenom_rapporteur">prénom</text:user-field-get> <text:user-field-get text:name="nom_rapporteur">nom</text:user-field-get></text:p>
        <text:p text:style-name="Standard"/>
        <text:p text:style-name="Standard"><text:user-field-get text:name="texte_projet">texte de projet</text:user-field-get></text:p>
      </text:section>
      <text:p text:style-name="Standard"/>
      <text:p text:style-name="P7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StarSymbol" svg:font-family="Star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fr" style:country-asian="FR" style:font-name-complex="Tahoma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="100%" fo:margin-left="0cm" fo:margin-right="0cm" fo:margin-top="0cm" fo:margin-bottom="0cm" fo:orphans="2" fo:widows="2" fo:text-indent="1cm" style:auto-text-indent="false" style:writing-mode="lr-tb"/>
      <style:text-properties style:use-window-font-color="true" style:font-name="Tahoma" fo:font-size="10.5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R_3d_1.5_20_I_3d_0_20_Just." style:display-name="R=1.5 I=0 Just." style:family="paragraph">
      <style:paragraph-properties fo:margin="100%" fo:margin-left="1.501cm" fo:margin-right="1.501cm" fo:margin-top="0cm" fo:margin-bottom="0.423cm" fo:line-height="0.423cm" fo:text-align="justify" style:justify-single-word="false" fo:orphans="2" fo:widows="2" fo:text-indent="0cm" style:auto-text-indent="false"/>
      <style:text-properties style:use-window-font-color="true" style:font-name="Times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R_3d_1.5_20_I_3d_1_20_Just." style:display-name="R=1.5 I=1 Just." style:family="paragraph">
      <style:paragraph-properties fo:margin="100%" fo:margin-left="1.501cm" fo:margin-right="1.501cm" fo:margin-top="0cm" fo:margin-bottom="0.423cm" fo:line-height="0.423cm" fo:text-align="justify" style:justify-single-word="false" fo:orphans="2" fo:widows="2" fo:text-indent="1cm" style:auto-text-indent="false"/>
      <style:text-properties style:use-window-font-color="true" style:font-name="Times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Entête_20_Mairie" style:display-name="Entête Mairie" style:family="paragraph">
      <style:paragraph-properties fo:margin="100%" fo:margin-left="0.501cm" fo:margin-right="0cm" fo:margin-top="0cm" fo:margin-bottom="0cm" fo:line-height="0.423cm" fo:orphans="2" fo:widows="2" fo:text-indent="0cm" style:auto-text-indent="false">
        <style:tab-stops>
          <style:tab-stop style:position="7.881cm"/>
        </style:tab-stops>
      </style:paragraph-properties>
      <style:text-properties style:use-window-font-color="true" style:font-name="Times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Paragraphe_20_de_20_liste" style:display-name="Paragraphe de liste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 style:font-name-complex="Courier New"/>
    </style:style>
    <style:style style:name="WW8Num28z3" style:family="text">
      <style:text-properties style:font-name="Symbol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1z0" style:family="text">
      <style:text-properties fo:color="#000000" style:font-name="Wingdings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7z0" style:family="text">
      <style:text-properties style:font-name="Calibri" style:font-name-asian="Calibri" style:font-name-complex="Times New Roman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3z0" style:family="text">
      <style:text-properties style:font-name="Wingdings" fo:font-size="9pt" style:font-size-asian="9pt" style:font-name-complex="StarSymbol1" style:font-size-complex="9pt"/>
    </style:style>
    <style:style style:name="WW8Num3z1" style:family="text">
      <style:text-properties style:font-name="Wingdings 2" fo:font-size="9pt" style:font-size-asian="9pt" style:font-name-complex="StarSymbol1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6" text:consecutive-numbering="true">
      <text:list-level-style-bullet text:level="1" text:style-name="WW8Num16z0" text:bullet-char="">
        <style:list-level-properties/>
        <style:text-properties style:font-name="Wingdings"/>
      </text:list-level-style-bullet>
      <text:list-level-style-bullet text:level="2" text:style-name="WW8Num16z1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6z0" text:bullet-char="">
        <style:list-level-properties/>
        <style:text-properties style:font-name="Wingdings"/>
      </text:list-level-style-bullet>
      <text:list-level-style-bullet text:level="4" text:style-name="WW8Num16z3" text:bullet-char="">
        <style:list-level-properties/>
        <style:text-properties style:font-name="Symbol"/>
      </text:list-level-style-bullet>
      <text:list-level-style-bullet text:level="5" text:style-name="WW8Num16z1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6z0" text:bullet-char="">
        <style:list-level-properties/>
        <style:text-properties style:font-name="Wingdings"/>
      </text:list-level-style-bullet>
      <text:list-level-style-bullet text:level="7" text:style-name="WW8Num16z3" text:bullet-char="">
        <style:list-level-properties/>
        <style:text-properties style:font-name="Symbol"/>
      </text:list-level-style-bullet>
      <text:list-level-style-bullet text:level="8" text:style-name="WW8Num16z1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6z0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text:bullet-char="">
        <style:list-level-properties/>
        <style:text-properties style:font-name="Wingdings"/>
      </text:list-level-style-bullet>
      <text:list-level-style-bullet text:level="2" text:style-name="WW8Num19z1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/>
        <style:text-properties style:font-name="Wingdings"/>
      </text:list-level-style-bullet>
      <text:list-level-style-bullet text:level="4" text:style-name="WW8Num19z3" text:bullet-char="">
        <style:list-level-properties/>
        <style:text-properties style:font-name="Symbol"/>
      </text:list-level-style-bullet>
      <text:list-level-style-bullet text:level="5" text:style-name="WW8Num19z1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/>
        <style:text-properties style:font-name="Wingdings"/>
      </text:list-level-style-bullet>
      <text:list-level-style-bullet text:level="7" text:style-name="WW8Num19z3" text:bullet-char="">
        <style:list-level-properties/>
        <style:text-properties style:font-name="Symbol"/>
      </text:list-level-style-bullet>
      <text:list-level-style-bullet text:level="8" text:style-name="WW8Num19z1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I">
        <style:list-level-properties fo:text-align="end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bullet text:level="1" text:style-name="WW8Num28z0" text:bullet-char="">
        <style:list-level-properties/>
        <style:text-properties style:font-name="Wingdings"/>
      </text:list-level-style-bullet>
      <text:list-level-style-bullet text:level="2" text:style-name="WW8Num28z1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8z0" text:bullet-char="">
        <style:list-level-properties/>
        <style:text-properties style:font-name="Wingdings"/>
      </text:list-level-style-bullet>
      <text:list-level-style-bullet text:level="4" text:style-name="WW8Num28z3" text:bullet-char="">
        <style:list-level-properties/>
        <style:text-properties style:font-name="Symbol"/>
      </text:list-level-style-bullet>
      <text:list-level-style-bullet text:level="5" text:style-name="WW8Num28z1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8z0" text:bullet-char="">
        <style:list-level-properties/>
        <style:text-properties style:font-name="Wingdings"/>
      </text:list-level-style-bullet>
      <text:list-level-style-bullet text:level="7" text:style-name="WW8Num28z3" text:bullet-char="">
        <style:list-level-properties/>
        <style:text-properties style:font-name="Symbol"/>
      </text:list-level-style-bullet>
      <text:list-level-style-bullet text:level="8" text:style-name="WW8Num28z1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8z0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text:bullet-char="">
        <style:list-level-properties/>
        <style:text-properties style:font-name="Wingdings"/>
      </text:list-level-style-bullet>
      <text:list-level-style-bullet text:level="2" text:style-name="WW8Num10z1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0z0" text:bullet-char="">
        <style:list-level-properties/>
        <style:text-properties style:font-name="Wingdings"/>
      </text:list-level-style-bullet>
      <text:list-level-style-bullet text:level="4" text:style-name="WW8Num10z3" text:bullet-char="">
        <style:list-level-properties/>
        <style:text-properties style:font-name="Symbol"/>
      </text:list-level-style-bullet>
      <text:list-level-style-bullet text:level="5" text:style-name="WW8Num10z1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0z0" text:bullet-char="">
        <style:list-level-properties/>
        <style:text-properties style:font-name="Wingdings"/>
      </text:list-level-style-bullet>
      <text:list-level-style-bullet text:level="7" text:style-name="WW8Num10z3" text:bullet-char="">
        <style:list-level-properties/>
        <style:text-properties style:font-name="Symbol"/>
      </text:list-level-style-bullet>
      <text:list-level-style-bullet text:level="8" text:style-name="WW8Num10z1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0z0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5" text:consecutive-numbering="true">
      <text:list-level-style-bullet text:level="1" text:style-name="WW8Num25z0" text:bullet-char="">
        <style:list-level-properties/>
        <style:text-properties style:font-name="Wingdings"/>
      </text:list-level-style-bullet>
      <text:list-level-style-bullet text:level="2" text:style-name="WW8Num25z1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5z0" text:bullet-char="">
        <style:list-level-properties/>
        <style:text-properties style:font-name="Wingdings"/>
      </text:list-level-style-bullet>
      <text:list-level-style-bullet text:level="4" text:style-name="WW8Num25z3" text:bullet-char="">
        <style:list-level-properties/>
        <style:text-properties style:font-name="Symbol"/>
      </text:list-level-style-bullet>
      <text:list-level-style-bullet text:level="5" text:style-name="WW8Num25z1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5z0" text:bullet-char="">
        <style:list-level-properties/>
        <style:text-properties style:font-name="Wingdings"/>
      </text:list-level-style-bullet>
      <text:list-level-style-bullet text:level="7" text:style-name="WW8Num25z3" text:bullet-char="">
        <style:list-level-properties/>
        <style:text-properties style:font-name="Symbol"/>
      </text:list-level-style-bullet>
      <text:list-level-style-bullet text:level="8" text:style-name="WW8Num25z1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5z0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text:bullet-char="">
        <style:list-level-properties/>
        <style:text-properties style:font-name="Wingdings"/>
      </text:list-level-style-bullet>
      <text:list-level-style-bullet text:level="2" text:style-name="WW8Num21z1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/>
        <style:text-properties style:font-name="Wingdings"/>
      </text:list-level-style-bullet>
      <text:list-level-style-bullet text:level="4" text:style-name="WW8Num21z3" text:bullet-char="">
        <style:list-level-properties/>
        <style:text-properties style:font-name="Symbol"/>
      </text:list-level-style-bullet>
      <text:list-level-style-bullet text:level="5" text:style-name="WW8Num21z1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/>
        <style:text-properties style:font-name="Wingdings"/>
      </text:list-level-style-bullet>
      <text:list-level-style-bullet text:level="7" text:style-name="WW8Num21z3" text:bullet-char="">
        <style:list-level-properties/>
        <style:text-properties style:font-name="Symbol"/>
      </text:list-level-style-bullet>
      <text:list-level-style-bullet text:level="8" text:style-name="WW8Num21z1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text:bullet-char="-">
        <style:list-level-properties/>
        <style:text-properties style:font-name="Calibri"/>
      </text:list-level-style-bullet>
      <text:list-level-style-bullet text:level="2" text:style-name="WW8Num27z1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/>
        <style:text-properties style:font-name="Wingdings"/>
      </text:list-level-style-bullet>
      <text:list-level-style-bullet text:level="4" text:style-name="WW8Num27z3" text:bullet-char="">
        <style:list-level-properties/>
        <style:text-properties style:font-name="Symbol"/>
      </text:list-level-style-bullet>
      <text:list-level-style-bullet text:level="5" text:style-name="WW8Num27z1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/>
        <style:text-properties style:font-name="Wingdings"/>
      </text:list-level-style-bullet>
      <text:list-level-style-bullet text:level="7" text:style-name="WW8Num27z3" text:bullet-char="">
        <style:list-level-properties/>
        <style:text-properties style:font-name="Symbol"/>
      </text:list-level-style-bullet>
      <text:list-level-style-bullet text:level="8" text:style-name="WW8Num27z1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text:bullet-char="">
        <style:list-level-properties/>
        <style:text-properties fo:font-family="'Wingdings 2'" style:font-charset="x-symbol"/>
      </text:list-level-style-bullet>
      <text:list-level-style-bullet text:level="2" text:style-name="WW8Num3z1" text:bullet-char="◦">
        <style:list-level-properties/>
        <style:text-properties fo:font-family="OpenSymbol, 'Arial Unicode MS'"/>
      </text:list-level-style-bullet>
      <text:list-level-style-bullet text:level="3" text:style-name="WW8Num3z1" text:bullet-char="▪">
        <style:list-level-properties/>
        <style:text-properties fo:font-family="OpenSymbol, 'Arial Unicode MS'"/>
      </text:list-level-style-bullet>
      <text:list-level-style-bullet text:level="4" text:style-name="WW8Num3z0" text:bullet-char="">
        <style:list-level-properties/>
        <style:text-properties fo:font-family="'Wingdings 2'" style:font-charset="x-symbol"/>
      </text:list-level-style-bullet>
      <text:list-level-style-bullet text:level="5" text:style-name="WW8Num3z1" text:bullet-char="◦">
        <style:list-level-properties/>
        <style:text-properties fo:font-family="OpenSymbol, 'Arial Unicode MS'"/>
      </text:list-level-style-bullet>
      <text:list-level-style-bullet text:level="6" text:style-name="WW8Num3z1" text:bullet-char="▪">
        <style:list-level-properties/>
        <style:text-properties fo:font-family="OpenSymbol, 'Arial Unicode MS'"/>
      </text:list-level-style-bullet>
      <text:list-level-style-bullet text:level="7" text:style-name="WW8Num3z0" text:bullet-char="">
        <style:list-level-properties/>
        <style:text-properties fo:font-family="'Wingdings 2'" style:font-charset="x-symbol"/>
      </text:list-level-style-bullet>
      <text:list-level-style-bullet text:level="8" text:style-name="WW8Num3z1" text:bullet-char="◦">
        <style:list-level-properties/>
        <style:text-properties fo:font-family="OpenSymbol, 'Arial Unicode MS'"/>
      </text:list-level-style-bullet>
      <text:list-level-style-bullet text:level="9" text:style-name="WW8Num3z1" text:bullet-char="▪">
        <style:list-level-properties/>
        <style:text-properties fo:font-family="OpenSymbol, 'Arial Unicode MS'"/>
      </text:list-level-style-bullet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1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OpenOffice.org/3.4.1$Win32 OpenOffice.org_project/341m1$Build-9593</meta:generator>
    <meta:creation-date>2008-03-11T13:18:00</meta:creation-date>
    <dc:date>2013-06-14T16:56:38.98</dc:date>
    <meta:print-date>2010-06-22T10:46:42.70</meta:print-date>
    <dc:language>en-US</dc:language>
    <meta:editing-cycles>68</meta:editing-cycles>
    <meta:editing-duration>PT13H52M42S</meta:editing-duration>
    <meta:printed-by>Corinne POURRERE</meta:printed-by>
    <meta:document-statistic meta:table-count="0" meta:image-count="0" meta:object-count="0" meta:page-count="2" meta:paragraph-count="6" meta:word-count="24" meta:character-count="122"/>
    <meta:user-defined meta:name="Info 1"/>
    <meta:user-defined meta:name="Info 2"/>
    <meta:user-defined meta:name="Info 3"/>
    <meta:user-defined meta:name="Info 4"/>
  </office:meta>
</office:document-meta>
</file>